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right="-0.0625in">
        <style:tab-stops>
          <style:tab-stop style:type="left" style:position="6.6979in"/>
        </style:tab-stops>
      </style:paragraph-properties>
    </style:style>
    <style:style style:name="P3" style:parent-style-name="Standard" style:family="paragraph">
      <style:paragraph-properties fo:margin-right="-0.0625in">
        <style:tab-stops>
          <style:tab-stop style:type="left" style:position="6.6979in"/>
        </style:tab-stops>
      </style:paragraph-properties>
    </style:style>
    <style:style style:name="P4" style:parent-style-name="Standard" style:family="paragraph">
      <style:paragraph-properties fo:margin-right="-0.0625in">
        <style:tab-stops>
          <style:tab-stop style:type="left" style:position="6.6979in"/>
        </style:tab-stops>
      </style:paragraph-properties>
    </style:style>
    <style:style style:name="P5" style:parent-style-name="Standard" style:family="paragraph">
      <style:paragraph-properties fo:margin-right="-0.0625in">
        <style:tab-stops>
          <style:tab-stop style:type="left" style:position="6.6979in"/>
        </style:tab-stops>
      </style:paragraph-properties>
    </style:style>
    <style:style style:name="P6" style:parent-style-name="Standard" style:family="paragraph">
      <style:paragraph-properties fo:margin-right="-0.0625in">
        <style:tab-stops>
          <style:tab-stop style:type="left" style:position="6.6979in"/>
        </style:tab-stops>
      </style:paragraph-properties>
    </style:style>
    <style:style style:name="P7" style:parent-style-name="Standard" style:family="paragraph">
      <style:paragraph-properties fo:keep-with-next="always" fo:keep-together="always" fo:margin-right="-0.0625in">
        <style:tab-stops>
          <style:tab-stop style:type="left" style:position="6.6979in"/>
        </style:tab-stops>
      </style:paragraph-properties>
    </style:style>
    <style:style style:name="P8" style:parent-style-name="Standard" style:family="paragraph">
      <style:paragraph-properties fo:keep-with-next="always" fo:keep-together="always" fo:margin-right="-0.0625in">
        <style:tab-stops>
          <style:tab-stop style:type="left" style:position="6.6979in"/>
        </style:tab-stops>
      </style:paragraph-properties>
    </style:style>
    <style:style style:name="P9" style:parent-style-name="Standard" style:family="paragraph">
      <style:paragraph-properties fo:keep-with-next="always" fo:keep-together="always" fo:text-align="justify" fo:margin-right="-0.0625in">
        <style:tab-stops>
          <style:tab-stop style:type="left" style:position="6.6979in"/>
        </style:tab-stops>
      </style:paragraph-properties>
    </style:style>
    <style:style style:name="P10" style:parent-style-name="Standard" style:family="paragraph">
      <style:paragraph-properties fo:keep-with-next="always" fo:keep-together="always" fo:margin-right="-0.0625in">
        <style:tab-stops>
          <style:tab-stop style:type="left" style:position="6.6979in"/>
        </style:tab-stops>
      </style:paragraph-properties>
    </style:style>
    <style:style style:name="P11" style:parent-style-name="Standard" style:family="paragraph">
      <style:paragraph-properties fo:keep-with-next="always" fo:keep-together="always" fo:margin-right="-0.0625in">
        <style:tab-stops>
          <style:tab-stop style:type="left" style:position="6.6979in"/>
        </style:tab-stops>
      </style:paragraph-properties>
    </style:style>
  </office:automatic-styles>
  <office:body>
    <office:text text:use-soft-page-breaks="true">
      <text:p text:style-name="P1">%#include AL_entete#%</text:p>
      <text:p text:style-name="P2">%#include AL/commun/dateAdresse/dateAdresse#%</text:p>
      <text:p text:style-name="P3"/>
      <text:p text:style-name="P4"/>
      <text:p text:style-name="P5">%#include AL/declarationVersement/declarationVersementInfoCommun#%</text:p>
      <text:p text:style-name="P6"/>
      <text:p text:style-name="P7">%#include<text:s/>AL/BMS/declarationVersement/declarationVersementListDetaillee#%</text:p>
      <text:p text:style-name="P8"/>
      <text:p text:style-name="P9">%=remLineWhenBlank(declaration_versement_destination_text,-1)=%</text:p>
      <text:p text:style-name="P10"/>
      <text:p text:style-name="P11"/>
      <text:p text:style-name="Standard">%#include AL/commun/signatures/standard#%</text:p>
      <text:p text:style-name="Standard">%=pushToEnd()=%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fr" style:country-asian="CH" style:language-complex="ar" style:country-complex="SA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start"/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start"/>
      <style:text-properties fo:font-weight="bold" style:font-weight-asian="bold" style:font-weight-complex="bold" fo:font-style="italic" style:font-style-asian="italic" style:font-style-complex="italic" style:font-size-complex="14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start"/>
      <style:text-properties fo:font-weight="bold" style:font-weight-asian="bold" style:font-weight-complex="bold" style:font-size-complex="14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Heading" style:next-style-name="Textbody" style:default-outline-level="4">
      <style:paragraph-properties fo:text-align="start"/>
      <style:text-properties fo:font-weight="bold" style:font-weight-asian="bold" style:font-weight-complex="bold" fo:font-style="italic" style:font-style-asian="italic" style:font-style-complex="italic" fo:font-size="10.5pt" style:font-size-asian="10.5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style:font-name="Arial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bordure" style:display-name="Standard + bordure" style:family="paragraph" style:parent-style-name="Standard">
      <style:paragraph-properties fo:border="0.0034in solid #000000" fo:padding="0.0138in" style:shadow="non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ibelé" style:display-name="Libelé" style:family="paragraph" style:parent-style-name="Standard" style:next-style-name="Standard">
      <style:text-properties fo:font-weight="bold" style:font-weight-asian="bold" fo:hyphenate="false"/>
    </style:style>
    <style:style style:name="TableContents" style:display-name="Table Contents" style:family="paragraph" style:parent-style-name="Standard">
      <style:paragraph-properties text:number-lines="false" fo:text-align="center"/>
      <style:text-properties fo:hyphenate="false"/>
    </style:style>
    <style:style style:name="contenutableau1eligne" style:display-name="contenu tableau 1e ligne" style:family="paragraph" style:parent-style-name="TableContents">
      <style:text-properties fo:font-weight="bold" style:font-weight-asian="bold" fo:font-style="italic" style:font-style-asian="italic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bodyleftbold" style:display-name="Text body left bold" style:family="paragraph" style:parent-style-name="Textbody" style:next-style-name="Textbody">
      <style:text-properties fo:font-weight="bold" style:font-weight-asian="bold" fo:hyphenate="false"/>
    </style:style>
    <style:style style:name="Textbodyjustified" style:display-name="Text body justified" style:family="paragraph" style:parent-style-name="Textbody" style:next-style-name="Textbody">
      <style:paragraph-properties fo:text-align="justify"/>
      <style:text-properties fo:hyphenate="false"/>
    </style:style>
    <style:style style:name="Textbodyjustifiedunderline" style:display-name="Text body justified underline" style:family="paragraph" style:parent-style-name="Textbody" style:next-style-name="Textbody">
      <style:paragraph-properties fo:text-align="justify"/>
      <style:text-properties style:text-underline-type="single" style:text-underline-style="solid" style:text-underline-width="auto" style:text-underline-mode="continuous" style:text-underline-color="#000000" fo:hyphenate="false"/>
    </style:style>
    <style:style style:name="TableContentsleft" style:display-name="Table Contents left" style:family="paragraph" style:parent-style-name="TableContents" style:next-style-name="TableContents">
      <style:paragraph-properties fo:text-align="start"/>
      <style:text-properties fo:hyphenate="false"/>
    </style:style>
    <style:style style:name="TableContentsright" style:display-name="Table Contents right" style:family="paragraph" style:parent-style-name="TableContents" style:next-style-name="TableContents">
      <style:paragraph-properties fo:text-align="end"/>
      <style:text-properties fo:hyphenate="false"/>
    </style:style>
    <style:style style:name="TableContentsright2underline" style:display-name="Table Contents right 2underline" style:family="paragraph" style:parent-style-name="TableContents" style:next-style-name="TableContents">
      <style:paragraph-properties fo:text-align="end"/>
      <style:text-properties style:text-underline-type="double" style:text-underline-style="solid" style:text-underline-width="auto" style:text-underline-mode="continuous" style:text-underline-color="#000000" fo:hyphenate="false"/>
    </style:style>
    <style:style style:name="Textbodycenter" style:display-name="Text body center" style:family="paragraph" style:parent-style-name="Textbody" style:next-style-name="Textbody">
      <style:paragraph-properties fo:text-align="center"/>
      <style:text-properties fo:hyphenate="false"/>
    </style:style>
    <style:style style:name="TableContentsrightunderline" style:display-name="Table Contents right underline" style:family="paragraph" style:parent-style-name="TableContents" style:next-style-name="TableContents">
      <style:paragraph-properties fo:text-align="end"/>
      <style:text-properties style:text-underline-type="single" style:text-underline-style="solid" style:text-underline-width="auto" style:text-underline-mode="continuo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41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rnaud GEISER</dc:creator>
    <meta:creation-date>2010-02-25T16:00:00Z</meta:creation-date>
    <dc:date>2015-10-16T13:18:00Z</dc:date>
    <meta:template xlink:href="Normal.dotm" xlink:type="simple"/>
    <meta:editing-cycles>37</meta:editing-cycles>
    <meta:editing-duration>PT15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1" meta:character-count="336" meta:row-count="2" meta:non-whitespace-character-count="286"/>
  </office:meta>
</office:document-meta>
</file>